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 третий свой полет в пески Нив снова оказался на одной станции с Кхандом. Сорок девятая. Нив все еще запоминал названия станций, как будто эти цифры имели какое-то особое значение.</text:p>
      <text:p text:style-name="P2">На сей раз никто не встречал его ни на посадочной площадке, ни на самой станции. Высокая песчаная коса за сверкающим куполом сорок девятой накрывала густой тенью всю станцию. Дюна абхипрапад, подумал Нив, вспоминая о Кханде.</text:p>
      <text:p text:style-name="P2">Пятьдесят девятая была пуста. Нив достал из холодильника бутылку воды, зашел в ближайший отсек, бросил на пол тяжелую сумку, которая больно оттягивала ему плечо - собранная вместе с Аной, как обычно, множество вещей, которые ему совсем не пригодятся за эти несколько удушливых пустынных дней - и, намочив водой руки, протер лицо. </text:p>
      <text:p text:style-name="P2">Было еще только раннее утро, но, глядя на одинаковые волны бледного песка, превращавшиеся в сплошное желтоватое полотно у горизонта, ему начинало казаься, что здесь время суток теряет значение.</text:p>
      <text:p text:style-name="P2">Кханд прибыл только спустя час - вместе с облаком красноватого песка и порывистым пустынным ветром, который он сам называл каара.</text:p>
      <text:p text:style-name="P2">Вместе с ним прилетели и два тяжелых истертых чемодана, которые он, рахитично сгорбившись, еле выволок из вимана и бросил под ноги на песок. Нив услышал рев вимана из своего отсека и выбежал на посадочную площадку, чтобы встретить Кханда. Старик, как-то неуверенно топтавшийся вокруг своих чемоданов, приветственно помахал ему рукой.</text:p>
      <text:p text:style-name="P2">Пилот не стал дожидаться, пока они дотащут поклажу Кханда до станции и начал взлетать, точно куда-то опаздывал и не мог больше медлить ни минуты.</text:p>
      <text:p text:style-name="P2">Их накрыло волной песка. Станция на какое-то мгновение исчезла за облаком кружащейся песчаной пыли, которая столбом поднялась в в желтоватое выцветшее небо.</text:p>
      <text:p text:style-name="P2">Кханд ссутилился и, закашлявшись, поднял воротник своей куртки. Нив выругался, но Кханда, казалось, вовсе не возмутила выходка пилота.</text:p>
      <text:p text:style-name="P2">- Ну и как ты тут без меня? - спросил он. - Уже подавал заявление на перевод?</text:p>
      <text:p text:style-name="P2">- Только через полгода, - ответил Нив.</text:p>
      <text:p text:style-name="P2">Кханд рассмеялся.</text:p>
      <text:p text:style-name="P2">- Да, придется тебе отмотать здесь целые полгода. </text:p>
      <text:p text:style-name="P2">- Это если переведут, - вздохнул Нив.</text:p>
      <text:p text:style-name="P2">Их вылет в зону молчания был запланирован на вечер. </text:p>
      <text:p text:style-name="P2">Нив не знал, кто и как составляет расписание, почему они всегда отправляются в пояс ветров в разное время, однако говорить об этом с Кхандом ему не хотелось, который в ответ наверняка принялся бы ему рассказывать какие-нибудь неправдоподобные и никак не связанные со <text:soft-page-break/>временем их полетов истории.</text:p>
      <text:p text:style-name="P2">Нив сидел в общей комнате, у зашторенного, чтобы не светило солнце, окна, дожидаясь сумерек и дежурного вимана, который должен был прилететь перед закатом, чтобы отвезти их в мертвые пески. Он пытался слушать радио - огромное, похожее на длинноволновый военный коммутатор, устройство, по которому передавали помехи, новости и сводки о полетах - по особой зашифрованной волне, так, что ее могли ловить только приемники на станциях.</text:p>
      <text:p text:style-name="P2">Эти отчеты, сухая статистика, которую зачитывал ровный женский голос, вызывали у него непонятную сонливость, однако он не мог придумать себе лучшего занятия.</text:p>
      <text:p text:style-name="P2">- Сорок шестая. Два инженера. Вылет состоялся в одиннадцать сорок. Полет, согласно докладу пилота, длился час и тридцать шесть минут. Была успешно снята карта с юго-восточного секрета в четырнадцати милях от велаадри. Во время возвращения назад виман попал в небольшую зону турбулентности.</text:p>
      <text:p text:style-name="P2">Нив покрутил ручку регулятора частоты, и сквозь нескладный вой напоминающих ураганный ветер помех, пробилась какая-то резкая раздражающая музыка. Он вернулся на прежнюю частоту.</text:p>
      <text:p text:style-name="P2">- Семьдесять первая. Три инженера. Вылет состоялся без двенадцати час. Полет, согласно докладу пилота, длился час и восемь минут. Была успешно снята карта...</text:p>
      <text:p text:style-name="P2">Кханд, поняв наконец, что Нив не настроен слушать его истории, и не особенно любивший сводки о полетах в мекхала агкати, точно испытывал ревность ко всем кто тоже записывает песню песков там, где царит вечная радио-тишина, важно сослался на неотложные дела и весь оставшийся день провозился со странным проигрывателем в своем отсеке, откуда постоянно доносились скрежет и шипение.</text:p>
      <text:p text:style-name="P2">Кханд вышел в общую комнату только за несколько минут до того, как за ними прилетел корабль - когда им сообщили о приближении вимана по коммутатору - и стал взволнованно подтарапливать Нива.</text:p>
      <text:p text:style-name="P2">Они вышли со станции, когда у вимана все еще работали моторы, и их снова обдало волной песка.</text:p>
      <text:p text:style-name="P2">Ближе к закату стало прохладнее, солнце уже не светило так ярко, выгорев за приближающийся к концу день. Нив сидел, сцепив на груди руки, на своем привычном месте - у мутного заплывшего иллюминатора, в котором не было видно ничего, кроме песка.</text:p>
      <text:p text:style-name="P2">Духота в отсеке корабля быстро разморила его, он чувствовал, что начинает засыпать. Вид из иллюминатора больше не интересовал его. Ниву казалось, что они летят тем же самым маршрутом, что и в первый раз.</text:p>
      <text:p text:style-name="P2">Кханд, видимо, решив приободрить своего понурого товарища, снова <text:soft-page-break/>рассказывал ему о своем третьем полете в пояс ветров - ту же самую историю, что и в первый раз, Как будто успел забыть, что уже успел поделиться ей с Нивом.</text:p>
      <text:p text:style-name="P2">Нив старался делал вид, что слушает, хотя думал только о том, чтобы поскорее закончился этот день, и следующий, и день после него, чтобы он наконец мог вернуться домой.</text:p>
      <text:p text:style-name="P2">Виман приземлился рядом с небольшой скалой, которая показалась Ниву похожей обломок метеорита.</text:p>
      <text:p text:style-name="P2">Кханд стоял у открытых дверей в пассажирский отсек корабля, разглядывая холмы вокруг.</text:p>
      <text:p text:style-name="P2">- Ты знаешь, на сей раз у меня нет никакого желания тащить этот радар ахи знает куда, - сказал Нив.</text:p>
      <text:p text:style-name="P2">Кханд удивленно посмотрел на Нива.</text:p>
      <text:p text:style-name="P2">- Записать твою песню пустыни можно и здесь, - добавил Нив.</text:p>
      <text:p text:style-name="P2">Кханд задумчиво кивнул головой и снова посмотрел куда-то вдаль, отвернувшись от Нива.</text:p>
      <text:p text:style-name="P2">Нив побрел назад к пассажирскому отсеку.</text:p>
      <text:p text:style-name="P2">- Нет, - неожиданно сказал Кханд, показывая куда-то рукой. - Давай поставим там.</text:p>
      <text:p text:style-name="P2">По небу, оставляя за собой черный масляный след, пронесся метеорит, упавший где-то далеко, за багровыми дюнами, подняв высокий фонтан песка. Это как-то странно приободрило Нива. Он решил не спорить со стариком - в конце концов проще поставить радар там, где тот хочет, чем пытаться что-либо ему доказать.</text:p>
      <text:p text:style-name="P2">Они установили радар и принялись ждать, пока тот закончит работать, укрывшись в тени корабля.</text:p>
      <text:p text:style-name="P2">- Что, ты исти куда-то? Неотложные дела? - сказал Кханд, заметил как Нив невольно поглядывает на свои неработающие часы.</text:p>
      <text:p text:style-name="P2">- Ну... не самое приятное место, чтобы провести вечер.</text:p>
      <text:p text:style-name="P2">- Да, очистителя воздуха здесь определенно не хватает, - сказал Кханд, и респираторная маска превратила его смех неприятный надрывный <text:s/>хрип.</text:p>
      <text:p text:style-name="P2">- А зачем ты их носишь, кстати? </text:p>
      <text:p text:style-name="P2">- Не знаю, - ответил Нив. - По привычке.</text:p>
      <text:p text:style-name="P2">- Вот-вот, - задумчивчиво сказал Кханд.</text:p>
      <text:p text:style-name="P2">Через несколько минут Голос перестал раскачиваться и замер, уставившись своим ослепшим оком на неподвижные дюны.</text:p>
      <text:p text:style-name="P2">- Ты знаешь, - сказал ему Кханд уже на обратном пути, - с пустыней все чувства всегда взаимны. Чем больше ты ее ненавидешь, тем больше она...</text:p>
      <text:p text:style-name="P2">И его заглушил рев двигателей - они попали в воздушную яму, <text:soft-page-break/>корабль резко перекосило, Нив от неожиданности охнул и вслеснул руками, ухватившись за сваи на стен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52H53M07S</meta:editing-duration>
    <meta:editing-cycles>367</meta:editing-cycles>
    <meta:generator>OpenOffice.org/3.1$Win32 OpenOffice.org_project/310m11$Build-9399</meta:generator>
    <dc:date>2010-02-20T02:27:17.63</dc:date>
    <dc:creator>Василий Воронков</dc:creator>
    <meta:document-statistic meta:table-count="0" meta:image-count="0" meta:object-count="0" meta:page-count="4" meta:paragraph-count="48" meta:word-count="1081" meta:character-count="6913"/>
    <meta:user-defined meta:name="Info 1"/>
    <meta:user-defined meta:name="Info 2"/>
    <meta:user-defined meta:name="Info 3"/>
    <meta:user-defined meta:name="Info 4"/>
  </office:meta>
</office:document-meta>
</file>